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1" svg:font-family="'Noto Sans', sans-serif"/>
    <style:font-face style:name="Segoe UI" svg:font-family="'Segoe UI', system-ui, 'Apple Color Emoji', 'Segoe UI Emoji', sans-serif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5479a" officeooo:paragraph-rsid="000ab364" style:font-size-asian="10pt" style:font-size-complex="10pt"/>
    </style:style>
    <style:style style:name="P2" style:family="paragraph" style:parent-style-name="Text_20_body">
      <style:paragraph-properties fo:line-height="100%" fo:text-align="center" style:justify-single-word="false" fo:orphans="2" fo:widows="2"/>
      <style:text-properties fo:font-variant="normal" fo:text-transform="none" fo:color="#f0f2f4" style:font-name="Noto Sans1" fo:font-size="80pt" fo:letter-spacing="normal" fo:font-style="italic" fo:font-weight="bold" officeooo:paragraph-rsid="002d3c00"/>
    </style:style>
    <style:style style:name="P3" style:family="paragraph" style:parent-style-name="Text_20_body">
      <style:paragraph-properties fo:line-height="100%" fo:text-align="center" style:justify-single-word="false" fo:orphans="2" fo:widows="2"/>
      <style:text-properties fo:font-variant="normal" fo:text-transform="none" fo:color="#fcd116" style:font-name="Noto Sans1" fo:font-size="14pt" fo:letter-spacing="normal" fo:font-style="normal" fo:font-weight="bold" fo:background-color="#6888c9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style:font-name="Segoe UI" fo:font-size="14pt" fo:letter-spacing="normal" fo:font-style="normal" fo:font-weight="normal" officeooo:rsid="0015479a" officeooo:paragraph-rsid="000ab364" style:font-size-asian="10pt" style:font-size-complex="10pt"/>
    </style:style>
    <style:style style:name="P5" style:family="paragraph" style:parent-style-name="Text_20_body">
      <style:paragraph-properties fo:line-height="100%" fo:text-align="center" style:justify-single-word="false" fo:orphans="2" fo:widows="2"/>
      <style:text-properties fo:font-variant="normal" fo:text-transform="none" style:font-name="Noto Sans1" fo:font-size="14pt" fo:letter-spacing="normal" fo:font-style="italic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text-align="center" style:justify-single-word="false" fo:orphans="2" fo:widows="2"/>
    </style:style>
    <style:style style:name="P7" style:family="paragraph" style:parent-style-name="Text_20_body">
      <style:paragraph-properties fo:line-height="100%" fo:text-align="center" style:justify-single-word="false" fo:orphans="2" fo:widows="2"/>
      <style:text-properties officeooo:paragraph-rsid="002d5d41"/>
    </style:style>
    <style:style style:name="P8" style:family="paragraph" style:parent-style-name="Text_20_body">
      <style:paragraph-properties fo:margin-left="1.25in" fo:margin-right="0in" fo:line-height="100%" fo:text-align="start" style:justify-single-word="false" fo:orphans="2" fo:widows="2" fo:text-indent="0in" style:auto-text-indent="false"/>
      <style:text-properties fo:font-variant="normal" fo:text-transform="none" fo:color="#6888c9" style:font-name="Noto Sans1" fo:font-size="10pt" fo:letter-spacing="normal" fo:font-style="normal" style:text-underline-style="solid" style:text-underline-width="auto" style:text-underline-color="font-color" fo:font-weight="bold"/>
    </style:style>
    <style:style style:name="P9" style:family="paragraph" style:parent-style-name="Text_20_body">
      <style:paragraph-properties fo:margin-left="1.25in" fo:margin-right="0in" fo:line-height="100%" fo:text-align="start" style:justify-single-word="false" fo:orphans="2" fo:widows="2" fo:text-indent="0in" style:auto-text-indent="false"/>
      <style:text-properties fo:font-variant="normal" fo:text-transform="none" style:font-name="Noto Sans1" fo:font-size="10pt" fo:letter-spacing="normal" fo:font-style="normal" fo:font-weight="normal"/>
    </style:style>
    <style:style style:name="P10" style:family="paragraph" style:parent-style-name="Text_20_body">
      <style:paragraph-properties fo:margin-left="1.25in" fo:margin-right="0in" fo:text-align="start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1.25in" fo:margin-right="0in" fo:margin-top="0.0417in" fo:margin-bottom="0.0417in" loext:contextual-spacing="false" fo:line-height="100%" fo:text-align="start" style:justify-single-word="false" fo:orphans="2" fo:widows="2" fo:text-indent="0in" style:auto-text-indent="false"/>
      <style:text-properties fo:font-variant="normal" fo:text-transform="none" style:font-name="Segoe UI" fo:font-size="10pt" fo:letter-spacing="normal" fo:font-style="normal" fo:font-weight="normal"/>
    </style:style>
    <style:style style:name="P12" style:family="paragraph" style:parent-style-name="Text_20_body">
      <style:paragraph-properties fo:margin-left="1.25in" fo:margin-right="0in" fo:margin-top="0.0417in" fo:margin-bottom="0.0417in" loext:contextual-spacing="false" fo:line-height="100%" fo:text-align="start" style:justify-single-word="false" fo:orphans="2" fo:widows="2" fo:text-indent="0in" style:auto-text-indent="false"/>
      <style:text-properties fo:font-variant="normal" fo:text-transform="none" style:font-name="Noto Sans1" fo:font-size="10pt" fo:letter-spacing="normal" fo:font-style="normal" fo:font-weight="normal"/>
    </style:style>
    <style:style style:name="P13" style:family="paragraph" style:parent-style-name="Text_20_body">
      <style:paragraph-properties fo:margin-left="1.25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1.25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15" style:family="paragraph" style:parent-style-name="Text_20_body">
      <style:paragraph-properties fo:margin-left="1.25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Noto Sans1" fo:font-size="10pt" fo:letter-spacing="normal" fo:font-style="normal" fo:font-weight="normal"/>
    </style:style>
    <style:style style:name="P16" style:family="paragraph" style:parent-style-name="Text_20_body">
      <style:paragraph-properties fo:margin-left="1.25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font-name="Noto Sans1" fo:font-size="10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1.25in" fo:margin-right="0in" fo:line-height="100%" fo:text-align="start" style:justify-single-word="false" fo:orphans="2" fo:widows="2" fo:text-indent="0in" style:auto-text-indent="false"/>
      <style:text-properties fo:font-variant="normal" fo:text-transform="none" style:font-name="Noto Sans1" fo:font-size="10pt" fo:letter-spacing="normal" fo:font-style="normal" fo:font-weight="normal"/>
    </style:style>
    <style:style style:name="T1" style:family="text">
      <style:text-properties fo:color="#fcd116" style:font-name="Noto Sans" officeooo:rsid="000feb9d" fo:background-color="#2a6099" loext:char-shading-value="0" style:font-weight-asian="normal" style:font-weight-complex="normal"/>
    </style:style>
    <style:style style:name="T2" style:family="text">
      <style:text-properties fo:color="#fcd116" style:font-name="Noto Sans1" fo:font-weight="bold" officeooo:rsid="000feb9d" fo:background-color="#6888c9" loext:char-shading-value="0" style:font-weight-asian="normal" style:font-weight-complex="normal"/>
    </style:style>
    <style:style style:name="T3" style:family="text">
      <style:text-properties fo:color="#fcd116" fo:font-size="40pt"/>
    </style:style>
    <style:style style:name="T4" style:family="text">
      <style:text-properties style:font-name="Noto Sans1"/>
    </style:style>
    <style:style style:name="T5" style:family="text">
      <style:text-properties fo:color="#ef6950" fo:font-size="40pt"/>
    </style:style>
    <style:style style:name="T6" style:family="text">
      <style:text-properties fo:color="#9ed267" fo:font-size="40pt"/>
    </style:style>
    <style:style style:name="T7" style:family="text">
      <style:text-properties fo:color="#6888c9" fo:font-size="40pt"/>
    </style:style>
    <style:style style:name="T8" style:family="text">
      <style:text-properties fo:font-variant="normal" fo:text-transform="none" style:font-name="Noto Sans1" fo:font-size="10pt" fo:letter-spacing="normal" fo:font-style="normal"/>
    </style:style>
    <style:style style:name="T9" style:family="text">
      <style:text-properties fo:font-variant="normal" fo:text-transform="none" style:font-name="Noto Sans1" fo:font-size="10pt" fo:letter-spacing="normal" fo:font-style="normal" fo:font-weight="normal"/>
    </style:style>
    <style:style style:name="T10" style:family="text">
      <style:text-properties fo:font-variant="normal" fo:text-transform="none" style:font-name="Noto Sans1" fo:font-size="10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Noto Sans1" fo:font-size="10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style:font-name="Noto Sans1" fo:font-size="10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font-name="Noto Sans1" fo:font-size="14pt" fo:letter-spacing="normal" fo:font-style="normal" style:text-underline-style="none" fo:font-weight="normal" officeooo:rsid="002d5d4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/>
    </style:style>
    <style:style style:name="T15" style:family="text">
      <style:text-properties fo:font-variant="normal" fo:text-transform="none" style:font-name="Segoe UI" fo:font-size="10.5pt" fo:letter-spacing="normal" fo:font-style="normal" fo:font-weight="normal"/>
    </style:style>
    <style:style style:name="T16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52423" style:font-name="Segoe UI" fo:font-size="18pt"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Besturing van installaties en voertuigen met</text:span><text:span text:style-name="T1"> </text:span></text:p>
      <text:p text:style-name="P2"><text:span text:style-name="T5">P</text:span><text:span text:style-name="T3">L</text:span><text:span text:style-name="T6">C</text:span><text:span text:style-name="T7">-</text:span><text:span text:style-name="T5">c</text:span><text:span text:style-name="T3">o</text:span><text:span text:style-name="T6">n</text:span><text:span text:style-name="T7">t</text:span><text:span text:style-name="T5">r</text:span><text:span text:style-name="T3">o</text:span><text:span text:style-name="T6">l</text:span><text:span text:style-name="T7">s</text:span></text:p>
      <text:p text:style-name="P3">keuzevak onderwijsperiode 3 </text:p>
      <text:p text:style-name="P6"/>
      <text:p text:style-name="P5">Max. 40 deelnemers, schrijf je NU in!</text:p>
      <text:p text:style-name="P5"/>
      <text:p text:style-name="P7"><text:span text:style-name="T13">Team code: <text:s/></text:span><text:span text:style-name="T18">4zopxpr</text:span></text:p>
      <text:p text:style-name="P6"/>
      <text:p text:style-name="P8">Wat kun je verwachten:</text:p>
      <text:p text:style-name="P12">-- Diepgaand begrip van Programmable Logic Controllers</text:p>
      <text:p text:style-name="P11"><text:span text:style-name="T4">-- Intensieve individuele begeleiding in de les</text:span> <text:span text:style-name="T4">en daarbuiten</text:span></text:p>
      <text:p text:style-name="P12">-- Hands-on vanaf les 1, heel veel leren in een korte tijd</text:p>
      <text:p text:style-name="P11"><text:span text:style-name="T4">-- Professionele voorbeeld-code uit bestaande</text:span> <text:span text:style-name="T4">projecten</text:span></text:p>
      <text:p text:style-name="P12">-- Afsluiting door middel van eindopdracht en assessment</text:p>
      <text:p text:style-name="P10"/>
      <text:p text:style-name="P8">Wat heb je nodig:</text:p>
      <text:p text:style-name="P12">-- Interesse in veilig programmeren van zware installaties</text:p>
      <text:p text:style-name="P12">-- Belangstelling voor praktische afwegingen binnen echte bedrijven</text:p>
      <text:p text:style-name="P12">-- Affiniteit met software, hardware en natuurkunde</text:p>
      <text:p text:style-name="P12">-- Tenminste 1 onderwijsperiode programmeer-ervaring in C, C++, Java, Python of daarmee gelijkwaardig buitenschools</text:p>
      <text:p text:style-name="P12">-- Computer met werkende camera + microfoon + internet aansluiting</text:p>
      <text:p text:style-name="P9">-- De bereidheid om indien de omstandigheden het toelaten op locatie aan practische opdrachten te werken</text:p>
      <text:p text:style-name="P10"/>
      <text:p text:style-name="P8">Informatie en opgeven voor deelname:</text:p>
      <text:p text:style-name="P10"/>
      <text:p text:style-name="P9">Jacques de Hooge - info@geatec.com</text:p>
      <text:p text:style-name="P15"/>
      <text:p text:style-name="P13"><text:span text:style-name="Strong_20_Emphasis"><text:span text:style-name="T12">Je mag je opgeven met een groep van maximaal 5 personen.</text:span></text:span></text:p>
      <text:p text:style-name="P13"><text:span text:style-name="Strong_20_Emphasis"><text:span text:style-name="T12">In dat geval alle namen en studentnummers van je groep in dezelfde mail opgeven.</text:span></text:span></text:p>
      <text:p text:style-name="P13"><text:span text:style-name="Strong_20_Emphasis"><text:span text:style-name="T12">Vermeld ook studierichting en studiejaar.</text:span></text:span></text:p>
      <text:p text:style-name="P16"/>
      <text:p text:style-name="P13"><text:span text:style-name="Strong_20_Emphasis"><text:span text:style-name="T12">Samenwerking binnen je groep is prima en de eind-assessment is individueel.</text:span></text:span></text:p>
      <text:p text:style-name="P13"><text:span text:style-name="Strong_20_Emphasis"><text:span text:style-name="T12">Iedereen moet het gehele groepsproduct kunnen uitleggen.</text:span></text:span></text:p>
      <text:p text:style-name="P16"><text:soft-page-break/></text:p>
      <text:p text:style-name="P16">Werk je echt liever individueel?</text:p>
      <text:p text:style-name="P16">Dat is ook O.K.</text:p>
      <text:p text:style-name="P13"/>
      <text:p text:style-name="P13"/>
      <text:p text:style-name="P14">Succes en veel plezier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1" svg:font-family="'Noto Sans', sans-serif"/>
    <style:font-face style:name="Segoe UI" svg:font-family="'Segoe UI', system-ui, 'Apple Color Emoji', 'Segoe UI Emoji', sans-serif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non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non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8T21:22:52.046099734</meta:creation-date>
    <meta:generator>LibreOffice/6.4.7.2$Linux_X86_64 LibreOffice_project/40$Build-2</meta:generator>
    <dc:date>2021-02-02T20:59:27.432822751</dc:date>
    <meta:editing-duration>PT3H7M33S</meta:editing-duration>
    <meta:editing-cycles>19</meta:editing-cycles>
    <meta:document-statistic meta:table-count="0" meta:image-count="0" meta:object-count="0" meta:page-count="2" meta:paragraph-count="28" meta:word-count="204" meta:character-count="1373" meta:non-whitespace-character-count="1194"/>
  </office:meta>
</office:document-meta>
</file>